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Courier New" svg:font-family="'Courier New'" style:font-adornments="Regular" style:font-family-generic="modern" style:font-pitch="fixed"/>
    <style:font-face style:name="Cumberland" svg:font-family="Cumberland" style:font-family-generic="modern"/>
    <style:font-face style:name="Cumberland1" svg:font-family="Cumberland" style:font-family-generic="modern" style:font-pitch="fixed"/>
    <style:font-face style:name="MSung Light SC" svg:font-family="'MSung Light SC'" style:font-pitch="variable"/>
    <style:font-face style:name="StarSymbol" svg:font-family="StarSymbol" style:font-charset="x-symbol"/>
    <style:font-face style:name="StarSymbol1" svg:font-family="StarSymbol" style:font-pitch="variable"/>
    <style:font-face style:name="Tahoma" svg:font-family="Tahoma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7.2835in" style:type="right"/>
        </style:tab-stops>
      </style:paragraph-properties>
    </style:style>
    <style:style style:name="P2" style:family="paragraph" style:parent-style-name="Title">
      <style:text-properties style:font-name="Albany" fo:font-size="16pt" fo:font-weight="bold" style:font-size-asian="16pt" style:font-weight-asian="bold"/>
    </style:style>
    <style:style style:name="P3" style:family="paragraph" style:parent-style-name="Subtitle">
      <style:text-properties style:font-name="Albany" fo:font-size="16pt" fo:font-weight="bold" style:font-size-asian="16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Heading">
      <style:paragraph-properties fo:break-before="page"/>
    </style:style>
    <style:style style:name="P11" style:family="paragraph" style:parent-style-name="Preformatted_20_Text">
      <style:text-properties fo:color="#0000ff" loext:opacity="100%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itle">
      <style:text-properties style:font-name="Albany" fo:font-size="16pt" fo:font-weight="bold" style:font-size-asian="16pt" style:font-weight-asian="bold"/>
    </style:style>
    <style:style style:name="P14" style:family="paragraph" style:parent-style-name="Text_20_body">
      <style:text-properties style:font-name="Thorndale" fo:font-size="12pt" fo:font-style="italic" fo:font-weight="normal" style:font-size-asian="12pt" style:font-weight-asian="bold" style:font-size-complex="12pt" style:font-weight-complex="normal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T1" style:family="text">
      <style:text-properties fo:color="#0000ff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loext:opacity="100%" style:text-line-through-style="solid" style:text-line-through-type="single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>The OpenOffice.org Document Signatures </text:p>
      <text:p text:style-name="P2">Test Integration</text:p>
      <text:p text:style-name="P5"/>
      <text:p text:style-name="P5">Version 0.1, October 2003</text:p>
      <text:p text:style-name="P5"/>
      <text:p text:style-name="P5">Michael Mi</text:p>
      <text:p text:style-name="P5">Andrew Fan</text:p>
      <text:p text:style-name="P5"/>
      <text:p text:style-name="P6"/>
      <text:p text:style-name="P4">DEPRECATED</text:p>
      <text:p text:style-name="P6"/>
      <text:p text:style-name="P7"/>
      <text:p text:style-name="P7">This document describes how first implementations of the </text:p>
      <text:p text:style-name="P7">OOo XML Security Framework</text:p>
      <text:p text:style-name="P7">where integrated into OpenOffice.org for testing purpose.</text:p>
      <text:p text:style-name="P7"/>
      <text:p text:style-name="P7">This is not how it is really done in OpenOffice.org.</text:p>
      <text:p text:style-name="P7"/>
      <text:p text:style-name="P7">The current implementation in described in</text:p>
      <text:p text:style-name="P8"><text:a xlink:type="simple" xlink:href="../OpenDocumentSignatures.sxw" text:style-name="Internet_20_link" text:visited-style-name="Visited_20_Internet_20_Link">OpenDocumentSignatures.sxw</text:a></text:p>
      <text:p text:style-name="P7"/>
      <text:p text:style-name="P5"/>
      <text:p text:style-name="P5"/>
      <text:p text:style-name="P5"/>
      <text:p text:style-name="P5"/>
      <text:p text:style-name="P9"/>
      <text:p text:style-name="P14"/>
      <text:p text:style-name="P10">When saving a writer file, give id attribute to each xml stream, including meta.xml, styles.xml, settings.xml and connent.xml.</text:p>
      <text:p text:style-name="Text_20_body">Modify the file source/core/xmlexp.cxx in xmloff project, add following lines to the method SvXMLExport::exportDoc.</text:p>
      <text:p text:style-name="Text_20_body"/>
      <text:p text:style-name="Preformatted_20_Text">sal_uInt32 SvXMLExport::exportDoc( enum ::xmloff::token::XMLTokenEnum eClass )</text:p>
      <text:p text:style-name="Preformatted_20_Text">{</text:p>
      <text:p text:style-name="Preformatted_20_Text"><text:tab/>...</text:p>
      <text:p text:style-name="Preformatted_20_Text"/>
      <text:p text:style-name="Preformatted_20_Text"><text:tab/>// namespace attributes</text:p>
      <text:p text:style-name="Preformatted_20_Text"><text:tab/>// ( The namespace decls should be first attributes in the element;</text:p>
      <text:p text:style-name="Preformatted_20_Text"><text:tab/>// <text:s text:c="2"/>some faulty XML parsers (JAXP1.1) have a problem with this,</text:p>
      <text:p text:style-name="Preformatted_20_Text"><text:tab/>// <text:s text:c="2"/>also it's more elegant )</text:p>
      <text:p text:style-name="Preformatted_20_Text"><text:tab/>sal_uInt16 nPos = pNamespaceMap-&gt;GetFirstKey();</text:p>
      <text:p text:style-name="Preformatted_20_Text"><text:tab/>while( USHRT_MAX != nPos )</text:p>
      <text:p text:style-name="Preformatted_20_Text"><text:tab/>{</text:p>
      <text:p text:style-name="Preformatted_20_Text"><text:tab/><text:tab/>pAttrList-&gt;AddAttribute( pNamespaceMap-&gt;GetAttrNameByKey( nPos ),</text:p>
      <text:p text:style-name="Preformatted_20_Text"><text:tab/><text:tab/><text:tab/><text:tab/><text:tab/><text:tab/><text:tab/><text:tab/> pNamespaceMap-&gt;GetNameByKey( nPos ) );</text:p>
      <text:p text:style-name="Preformatted_20_Text"><text:tab/><text:tab/>nPos = pNamespaceMap-&gt;GetNextKey( nPos );</text:p>
      <text:p text:style-name="Preformatted_20_Text"><text:tab/>}</text:p>
      <text:p text:style-name="Preformatted_20_Text"/>
      <text:p text:style-name="P11"><text:tab/>// add id attribute.</text:p>
      <text:p text:style-name="P11"><text:tab/>{</text:p>
      <text:p text:style-name="P11"><text:tab/><text:tab/>const sal_Int32 nExportMode = mnExportFlags &amp; (EXPORT_META|EXPORT_STYLES|EXPORT_CONTENT|EXPORT_SETTINGS);</text:p>
      <text:p text:style-name="P11"><text:tab/><text:tab/>OUString idStr(RTL_CONSTASCII_USTRINGPARAM("id"));</text:p>
      <text:p text:style-name="P11"><text:tab/><text:tab/>if( EXPORT_META == nExportMode )</text:p>
      <text:p text:style-name="P11"><text:tab/><text:tab/>{</text:p>
      <text:p text:style-name="P11"><text:tab/><text:tab/><text:tab/>// export only meta</text:p>
      <text:p text:style-name="P11"><text:tab/><text:tab/><text:tab/>pAttrList-&gt;AddAttribute( idStr, OUString(RTL_CONSTASCII_USTRINGPARAM("meta_id")));</text:p>
      <text:p text:style-name="P11"><text:tab/><text:tab/>}</text:p>
      <text:p text:style-name="P11"><text:tab/><text:tab/>else if ( EXPORT_SETTINGS == nExportMode )</text:p>
      <text:p text:style-name="P11"><text:tab/><text:tab/>{</text:p>
      <text:p text:style-name="P11"><text:tab/><text:tab/><text:tab/>// export only settings</text:p>
      <text:p text:style-name="P11"><text:tab/><text:tab/><text:tab/>pAttrList-&gt;AddAttribute( idStr, OUString(RTL_CONSTASCII_USTRINGPARAM("settings_id")));</text:p>
      <text:p text:style-name="P11"><text:tab/><text:tab/>}</text:p>
      <text:p text:style-name="P11"><text:tab/><text:tab/>else if( EXPORT_STYLES == nExportMode )</text:p>
      <text:p text:style-name="P11"><text:tab/><text:tab/>{</text:p>
      <text:p text:style-name="P11"><text:tab/><text:tab/><text:tab/>// export only styles</text:p>
      <text:p text:style-name="P11"><text:tab/><text:tab/><text:tab/>pAttrList-&gt;AddAttribute( idStr, OUString(RTL_CONSTASCII_USTRINGPARAM("styles_id")));</text:p>
      <text:p text:style-name="P11"><text:tab/><text:tab/>}</text:p>
      <text:p text:style-name="P11"><text:tab/><text:tab/>else if( EXPORT_CONTENT == nExportMode )</text:p>
      <text:p text:style-name="P11"><text:tab/><text:tab/>{</text:p>
      <text:p text:style-name="P11"><text:tab/><text:tab/><text:tab/>// export only content</text:p>
      <text:p text:style-name="P11"><text:tab/><text:tab/><text:tab/>pAttrList-&gt;AddAttribute( idStr, OUString(RTL_CONSTASCII_USTRINGPARAM("content_id")));</text:p>
      <text:p text:style-name="P11"><text:tab/><text:tab/>}</text:p>
      <text:p text:style-name="P11"><text:tab/>}</text:p>
      <text:p text:style-name="Preformatted_20_Text"><text:tab/></text:p>
      <text:p text:style-name="Preformatted_20_Text"><text:tab/>...</text:p>
      <text:p text:style-name="Preformatted_20_Text">}</text:p>
      <text:p text:style-name="Text_20_body"/>
      <text:p text:style-name="Text_20_body"/>
      <text:p text:style-name="Heading">Add xml security related part into the saving process</text:p>
      <text:p text:style-name="Text_20_body">The saving process is in sw project. Two methods in the file source/filter/xml/wrtxml.cxx are involved, they are </text:p>
      <text:p text:style-name="Preformatted_20_Text">sal_uInt32 SwXMLWriter::_Write()</text:p>
      <text:p text:style-name="Text_20_body"><text:s/>and </text:p>
      <text:p text:style-name="Preformatted_20_Text">sal_Bool SwXMLWriter::WriteThroughComponent(</text:p>
      <text:p text:style-name="Preformatted_20_Text"><text:tab/>const Reference&lt;io::XOutputStream&gt; &amp; xOutputStream,</text:p>
      <text:p text:style-name="Preformatted_20_Text"><text:tab/>const Reference&lt;XComponent&gt; &amp; xComponent,</text:p>
      <text:p text:style-name="Preformatted_20_Text"><text:tab/>const Reference&lt;XMultiServiceFactory&gt; &amp; rFactory,</text:p>
      <text:p text:style-name="Preformatted_20_Text"><text:tab/>const sal_Char* pServiceName,</text:p>
      <text:p text:style-name="Preformatted_20_Text"><text:tab/>const Sequence&lt;Any&gt; &amp; rArguments,</text:p>
      <text:p text:style-name="Preformatted_20_Text"><text:tab/>const Sequence&lt;PropertyValue&gt; &amp; rMediaDesc )</text:p>
      <text:p text:style-name="Text_20_body"/>
      <text:p text:style-name="P12">Modify the _Write method</text:p>
      <text:p text:style-name="Text_20_body">Following operations are added to the method:</text:p>
      <text:list text:style-name="L1">
        <text:list-item>
          <text:p text:style-name="P15"><text:soft-page-break/>create xml security components</text:p>
        </text:list-item>
        <text:list-item>
          <text:p text:style-name="P15">buffer the meta stream</text:p>
        </text:list-item>
        <text:list-item>
          <text:p text:style-name="P15">buffer the style stream</text:p>
        </text:list-item>
        <text:list-item>
          <text:p text:style-name="P15">buffer the setting stream</text:p>
        </text:list-item>
        <text:list-item>
          <text:p text:style-name="P15">buffer the content stream</text:p>
        </text:list-item>
        <text:list-item>
          <text:p text:style-name="P15">generate the signature stream.</text:p>
        </text:list-item>
      </text:list>
      <text:p text:style-name="Text_20_body"/>
      <text:p text:style-name="Text_20_body">New lines are highlighted by blue color.</text:p>
      <text:p text:style-name="Text_20_body"/>
      <text:p text:style-name="Preformatted_20_Text">sal_uInt32 SwXMLWriter::_Write()</text:p>
      <text:p text:style-name="Preformatted_20_Text">{</text:p>
      <text:p text:style-name="Preformatted_20_Text"><text:tab/>...</text:p>
      <text:p text:style-name="Preformatted_20_Text"/>
      <text:p text:style-name="Preformatted_20_Text"><text:tab/>// properties</text:p>
      <text:p text:style-name="Preformatted_20_Text"><text:tab/>Sequence &lt; PropertyValue &gt; aProps( pOrigFileName ? 1 : 0 );</text:p>
      <text:p text:style-name="Preformatted_20_Text"><text:tab/>if( pOrigFileName )</text:p>
      <text:p text:style-name="Preformatted_20_Text"><text:tab/>{</text:p>
      <text:p text:style-name="Preformatted_20_Text"><text:tab/><text:tab/>PropertyValue *pProps = aProps.getArray();</text:p>
      <text:p text:style-name="Preformatted_20_Text"><text:tab/><text:tab/>pProps-&gt;Name = OUString( RTL_CONSTASCII_USTRINGPARAM("FileName") );</text:p>
      <text:p text:style-name="Preformatted_20_Text"><text:tab/><text:tab/>(pProps++)-&gt;Value &lt;&lt;= OUString( *pOrigFileName <text:s/>);</text:p>
      <text:p text:style-name="Preformatted_20_Text"><text:tab/>}</text:p>
      <text:p text:style-name="Preformatted_20_Text"><text:tab/></text:p>
      <text:p text:style-name="Preformatted_20_Text"><text:tab/><text:span text:style-name="T1">// Create xmlsecurity component</text:span></text:p>
      <text:p text:style-name="P11"><text:tab/>createXSecComponent( xServiceFactory );</text:p>
      <text:p text:style-name="Preformatted_20_Text"><text:tab/></text:p>
      <text:p text:style-name="Preformatted_20_Text"><text:tab/>...</text:p>
      <text:p text:style-name="Preformatted_20_Text"/>
      <text:p text:style-name="Preformatted_20_Text"><text:tab/>if( !bOrganizerMode &amp;&amp; !bBlock &amp;&amp;</text:p>
      <text:p text:style-name="Preformatted_20_Text"><text:tab/><text:tab/>SFX_CREATE_MODE_EMBEDDED != pDoc-&gt;GetDocShell()-&gt;GetCreateMode() )</text:p>
      <text:p text:style-name="Preformatted_20_Text"><text:tab/>{</text:p>
      <text:p text:style-name="Preformatted_20_Text"><text:tab/><text:tab/><text:span text:style-name="T1">// buffer the meta stream</text:span></text:p>
      <text:p text:style-name="P11"><text:tab/><text:tab/>metaKeeperId = xSAXEventKeeper-&gt;addSecurityElementCollector(</text:p>
      <text:p text:style-name="P11"><text:tab/><text:tab/><text:tab/>ConstOfPriority::PRI_AFTERMODIFY,</text:p>
      <text:p text:style-name="P11"><text:tab/><text:tab/><text:tab/>sal_False);</text:p>
      <text:p text:style-name="Preformatted_20_Text"><text:tab/><text:tab/><text:tab/></text:p>
      <text:p text:style-name="Preformatted_20_Text"><text:tab/><text:tab/>if( !WriteThroughComponent(</text:p>
      <text:p text:style-name="Preformatted_20_Text"><text:tab/><text:tab/><text:tab/><text:tab/>xModelComp, "meta.xml", xServiceFactory,</text:p>
      <text:p text:style-name="Preformatted_20_Text"><text:tab/><text:tab/><text:tab/><text:tab/>"com.sun.star.comp.Writer.XMLMetaExporter",</text:p>
      <text:p text:style-name="Preformatted_20_Text"><text:tab/><text:tab/><text:tab/><text:tab/>aEmptyArgs, aProps, sal_True ) )</text:p>
      <text:p text:style-name="Preformatted_20_Text"><text:tab/><text:tab/>{</text:p>
      <text:p text:style-name="Preformatted_20_Text"><text:tab/><text:tab/><text:tab/>bWarn = sal_True;</text:p>
      <text:p text:style-name="Preformatted_20_Text"><text:tab/><text:tab/><text:tab/>sWarnFile = String( RTL_CONSTASCII_STRINGPARAM("meta.xml"),</text:p>
      <text:p text:style-name="Preformatted_20_Text"><text:tab/><text:tab/><text:tab/><text:tab/><text:tab/><text:tab/><text:tab/><text:tab/>RTL_TEXTENCODING_ASCII_US );</text:p>
      <text:p text:style-name="Preformatted_20_Text"><text:tab/><text:tab/>}</text:p>
      <text:p text:style-name="Preformatted_20_Text"><text:tab/>}</text:p>
      <text:p text:style-name="Preformatted_20_Text"/>
      <text:p text:style-name="Preformatted_20_Text"><text:tab/><text:span text:style-name="T1">// buffer the style stream</text:span></text:p>
      <text:p text:style-name="P11"><text:tab/>stylesKeeperId = xSAXEventKeeper-&gt;addSecurityElementCollector(</text:p>
      <text:p text:style-name="P11"><text:tab/><text:tab/>ConstOfPriority::PRI_AFTERMODIFY,</text:p>
      <text:p text:style-name="P11"><text:tab/><text:tab/>sal_False);</text:p>
      <text:p text:style-name="Preformatted_20_Text"/>
      <text:p text:style-name="Preformatted_20_Text"><text:tab/>if( !WriteThroughComponent(</text:p>
      <text:p text:style-name="Preformatted_20_Text"><text:tab/><text:tab/><text:tab/>xModelComp, "styles.xml", xServiceFactory,</text:p>
      <text:p text:style-name="Preformatted_20_Text"><text:tab/><text:tab/><text:tab/>"com.sun.star.comp.Writer.XMLStylesExporter",</text:p>
      <text:p text:style-name="Preformatted_20_Text"><text:tab/><text:tab/><text:tab/>aFilterArgs, aProps, sal_False ) )</text:p>
      <text:p text:style-name="Preformatted_20_Text"><text:tab/>{</text:p>
      <text:p text:style-name="Preformatted_20_Text"><text:tab/><text:tab/>bErr = sal_True;</text:p>
      <text:p text:style-name="Preformatted_20_Text"><text:tab/><text:tab/>sErrFile = String( RTL_CONSTASCII_STRINGPARAM("styles.xml"),</text:p>
      <text:p text:style-name="Preformatted_20_Text"><text:tab/><text:tab/><text:tab/><text:tab/><text:tab/><text:tab/> <text:s text:c="2"/>RTL_TEXTENCODING_ASCII_US );</text:p>
      <text:p text:style-name="Preformatted_20_Text"><text:tab/>}</text:p>
      <text:p text:style-name="Preformatted_20_Text"/>
      <text:p text:style-name="Preformatted_20_Text"><text:tab/>if( !bErr )</text:p>
      <text:p text:style-name="Preformatted_20_Text"><text:tab/>{</text:p>
      <text:p text:style-name="Preformatted_20_Text"><text:tab/><text:tab/>if( !bBlock )</text:p>
      <text:p text:style-name="Preformatted_20_Text"><text:tab/><text:tab/>{</text:p>
      <text:p text:style-name="Preformatted_20_Text"><text:tab/><text:tab/><text:tab/><text:span text:style-name="T1">// buffer the setting stream</text:span></text:p>
      <text:p text:style-name="P11"><text:tab/><text:tab/><text:tab/>settingsKeeperId = xSAXEventKeeper-&gt;addSecurityElementCollector(</text:p>
      <text:p text:style-name="P11"><text:tab/><text:tab/><text:tab/><text:tab/>ConstOfPriority::PRI_AFTERMODIFY,</text:p>
      <text:p text:style-name="P11"><text:tab/><text:tab/><text:tab/><text:tab/>sal_False);</text:p>
      <text:p text:style-name="Preformatted_20_Text"><text:tab/><text:tab/></text:p>
      <text:p text:style-name="Preformatted_20_Text"><text:soft-page-break/><text:tab/><text:tab/><text:tab/>if( !WriteThroughComponent(</text:p>
      <text:p text:style-name="Preformatted_20_Text"><text:tab/><text:tab/><text:tab/><text:tab/>xModelComp, "settings.xml", xServiceFactory,</text:p>
      <text:p text:style-name="Preformatted_20_Text"><text:tab/><text:tab/><text:tab/><text:tab/>"com.sun.star.comp.Writer.XMLSettingsExporter",</text:p>
      <text:p text:style-name="Preformatted_20_Text"><text:tab/><text:tab/><text:tab/><text:tab/>aEmptyArgs, aProps, sal_False ) )</text:p>
      <text:p text:style-name="Preformatted_20_Text"><text:tab/><text:tab/><text:tab/>{</text:p>
      <text:p text:style-name="Preformatted_20_Text"><text:tab/><text:tab/><text:tab/><text:tab/>...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/>
      <text:p text:style-name="Preformatted_20_Text"><text:tab/>if( !bOrganizerMode &amp;&amp; !bErr )</text:p>
      <text:p text:style-name="Preformatted_20_Text"><text:tab/>{</text:p>
      <text:p text:style-name="Preformatted_20_Text"><text:tab/><text:tab/><text:span text:style-name="T1">// buffer the content stream</text:span></text:p>
      <text:p text:style-name="P11"><text:tab/><text:tab/>contentKeeperId = xSAXEventKeeper-&gt;addSecurityElementCollector(</text:p>
      <text:p text:style-name="P11"><text:tab/><text:tab/><text:tab/>ConstOfPriority::PRI_AFTERMODIFY,</text:p>
      <text:p text:style-name="P11"><text:tab/><text:tab/><text:tab/>sal_False);</text:p>
      <text:p text:style-name="Preformatted_20_Text"><text:tab/><text:tab/></text:p>
      <text:p text:style-name="Preformatted_20_Text"><text:tab/><text:tab/>if( !WriteThroughComponent(</text:p>
      <text:p text:style-name="Preformatted_20_Text"><text:tab/><text:tab/><text:tab/><text:tab/>xModelComp, "content.xml", xServiceFactory,</text:p>
      <text:p text:style-name="Preformatted_20_Text"><text:tab/><text:tab/><text:tab/><text:tab/>"com.sun.star.comp.Writer.XMLContentExporter",</text:p>
      <text:p text:style-name="Preformatted_20_Text"><text:tab/><text:tab/><text:tab/><text:tab/>aFilterArgs, aProps, sal_False ) )</text:p>
      <text:p text:style-name="Preformatted_20_Text"><text:tab/><text:tab/>{</text:p>
      <text:p text:style-name="Preformatted_20_Text"><text:tab/><text:tab/><text:tab/>...</text:p>
      <text:p text:style-name="Preformatted_20_Text"><text:tab/><text:tab/><text:tab/><text:tab/><text:tab/><text:tab/><text:tab/> <text:s text:c="2"/>RTL_TEXTENCODING_ASCII_US )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<text:span text:style-name="T1">// create the signature stream</text:span></text:p>
      <text:p text:style-name="P11"><text:tab/>WriteSignatue(</text:p>
      <text:p text:style-name="P11"><text:tab/><text:tab/>"signature.xml", </text:p>
      <text:p text:style-name="P11"><text:tab/><text:tab/>xServiceFactory,</text:p>
      <text:p text:style-name="P11"><text:tab/><text:tab/>sal_False,</text:p>
      <text:p text:style-name="P11"><text:tab/><text:tab/>pStg );</text:p>
      <text:p text:style-name="Preformatted_20_Text"><text:tab/><text:tab/></text:p>
      <text:p text:style-name="Preformatted_20_Text"><text:tab/>...</text:p>
      <text:p text:style-name="Preformatted_20_Text">}</text:p>
      <text:p text:style-name="Text_20_body"/>
      <text:p text:style-name="Text_20_body">The <text:span text:style-name="T3">createXSecComponent</text:span><text:span text:style-name="T2"> method is used to created all xml security related component, including SAXEventKeeper, XMLDocumentWrapper, etc.</text:span></text:p>
      <text:p text:style-name="Text_20_body">The <text:span text:style-name="T4">WriteSignature</text:span> method is used to create the signature stream.</text:p>
      <text:p text:style-name="Text_20_body">Both methods are defined in the xsecctl.cxx, which will be attached with this document.</text:p>
      <text:p text:style-name="P12"/>
      <text:p text:style-name="P12">Modify the WriteThroughComponent method</text:p>
      <text:p text:style-name="Text_20_body">Following operations are added to the method:</text:p>
      <text:list text:style-name="L2">
        <text:list-item>
          <text:p text:style-name="P16">chain the SAXEventKeeper to the SAX chain</text:p>
        </text:list-item>
        <text:list-item>
          <text:p text:style-name="P16">unchain the SAXEventKeeper from the SAX chain</text:p>
        </text:list-item>
      </text:list>
      <text:p text:style-name="Text_20_body"/>
      <text:p text:style-name="Text_20_body">New lines are highlighted by blue color.</text:p>
      <text:p text:style-name="Text_20_body"/>
      <text:p text:style-name="Preformatted_20_Text">sal_Bool SwXMLWriter::WriteThroughComponent(</text:p>
      <text:p text:style-name="Preformatted_20_Text"><text:tab/>...</text:p>
      <text:p text:style-name="Preformatted_20_Text"><text:tab/>)</text:p>
      <text:p text:style-name="Preformatted_20_Text">{</text:p>
      <text:p text:style-name="Preformatted_20_Text"><text:tab/>...</text:p>
      <text:p text:style-name="Preformatted_20_Text"><text:tab/></text:p>
      <text:p text:style-name="Preformatted_20_Text"><text:tab/>aArgs[0] &lt;&lt;= xDocHandler;</text:p>
      <text:p text:style-name="Preformatted_20_Text"><text:tab/>for(sal_Int32 i = 0; i &lt; rArguments.getLength(); i++)</text:p>
      <text:p text:style-name="Preformatted_20_Text"><text:tab/><text:tab/>aArgs[i+1] = rArguments[i];</text:p>
      <text:p text:style-name="Preformatted_20_Text"/>
      <text:p text:style-name="Preformatted_20_Text"><text:tab/><text:span text:style-name="T1">// chain the SAXEventKeeper to the SAX chain</text:span></text:p>
      <text:p text:style-name="P11"><text:tab/>ASSERT( xSAXEventKeeper.is(), "the SAXEventKeeper is NULL" );</text:p>
      <text:p text:style-name="P11"><text:tab/>Reference&lt;xml::sax::XDocumentHandler&gt; xSEKHandler( xSAXEventKeeper,UNO_QUERY);</text:p>
      <text:p text:style-name="P11"/>
      <text:p text:style-name="P11"><text:tab/>xSAXEventKeeper-&gt;setNextHandler(xDocHandler);</text:p>
      <text:p text:style-name="P11"><text:tab/>aArgs[0] &lt;&lt;= xSEKHandler;</text:p>
      <text:p text:style-name="Preformatted_20_Text"><text:tab/></text:p>
      <text:p text:style-name="Preformatted_20_Text"><text:tab/>...</text:p>
      <text:p text:style-name="Preformatted_20_Text"><text:tab/></text:p>
      <text:p text:style-name="Preformatted_20_Text"><text:soft-page-break/><text:tab/>// get filter component</text:p>
      <text:p text:style-name="Preformatted_20_Text"><text:tab/>Reference&lt; document::XExporter &gt; xExporter(</text:p>
      <text:p text:style-name="Preformatted_20_Text"><text:tab/><text:tab/>rFactory-&gt;createInstanceWithArguments(</text:p>
      <text:p text:style-name="Preformatted_20_Text"><text:tab/><text:tab/><text:tab/>OUString::createFromAscii(pServiceName), aArgs), UNO_QUERY);</text:p>
      <text:p text:style-name="Preformatted_20_Text"><text:tab/><text:tab/><text:tab/></text:p>
      <text:p text:style-name="Preformatted_20_Text"><text:tab/>...</text:p>
      <text:p text:style-name="Preformatted_20_Text"><text:tab/></text:p>
      <text:p text:style-name="Preformatted_20_Text"><text:tab/><text:span text:style-name="T5">return xFilter-&gt;filter( rMediaDesc );</text:span></text:p>
      <text:p text:style-name="Preformatted_20_Text"><text:tab/></text:p>
      <text:p text:style-name="Preformatted_20_Text"><text:tab/><text:span text:style-name="T1">// unchain the SAXEventKeeper from the SAX chain</text:span></text:p>
      <text:p text:style-name="P11"><text:tab/>sal_Bool rc = xFilter-&gt;filter( rMediaDesc );</text:p>
      <text:p text:style-name="P11"><text:tab/>xSAXEventKeeper-&gt;setNextHandler( NULL );</text:p>
      <text:p text:style-name="P11"><text:tab/>return rc;</text:p>
      <text:p text:style-name="Preformatted_20_Text">}</text:p>
      <text:p text:style-name="Text_20_body"/>
      <text:p text:style-name="Heading">Add xml security related part into the loading process</text:p>
      <text:p text:style-name="Text_20_body">The loading process is in sw project. Two methods in the file source/filter/xml/swxml.cxx are involved, they are </text:p>
      <text:p text:style-name="Preformatted_20_Text">// read a component (file + filter version)</text:p>
      <text:p text:style-name="Preformatted_20_Text">sal_Int32 ReadThroughComponent(...)</text:p>
      <text:p text:style-name="Text_20_body"><text:s/>and </text:p>
      <text:p text:style-name="Preformatted_20_Text">sal_uInt32 XMLReader::Read( SwDoc &amp;rDoc, SwPaM &amp;rPaM, const String &amp; rName )</text:p>
      <text:p text:style-name="Text_20_body"/>
      <text:p text:style-name="P12">Modify the _Read method</text:p>
      <text:p text:style-name="Text_20_body">Following operations are added to the method:</text:p>
      <text:list text:style-name="L3">
        <text:list-item>
          <text:p text:style-name="P17">create xml security components</text:p>
        </text:list-item>
        <text:list-item>
          <text:p text:style-name="P17">buffer the meta stream</text:p>
        </text:list-item>
        <text:list-item>
          <text:p text:style-name="P17">buffer the setting stream</text:p>
        </text:list-item>
        <text:list-item>
          <text:p text:style-name="P17">buffer the style stream</text:p>
        </text:list-item>
        <text:list-item>
          <text:p text:style-name="P17">buffer the content stream</text:p>
        </text:list-item>
        <text:list-item>
          <text:p text:style-name="P17">verify the signature stream.</text:p>
        </text:list-item>
      </text:list>
      <text:p text:style-name="Text_20_body"/>
      <text:p text:style-name="Text_20_body">New lines are highlighted by blue color.</text:p>
      <text:p text:style-name="Text_20_body"/>
      <text:p text:style-name="Text_20_body"/>
      <text:p text:style-name="Preformatted_20_Text">sal_uInt32 XMLReader::Read( SwDoc &amp;rDoc, SwPaM &amp;rPaM, const String &amp; rName )</text:p>
      <text:p text:style-name="Preformatted_20_Text">{</text:p>
      <text:p text:style-name="Preformatted_20_Text"><text:tab/>...</text:p>
      <text:p text:style-name="Preformatted_20_Text"><text:tab/></text:p>
      <text:p text:style-name="Preformatted_20_Text"><text:tab/>// force redline mode to "none"</text:p>
      <text:p text:style-name="Preformatted_20_Text"><text:tab/>rDoc.SetRedlineMode_intern( REDLINE_NONE );</text:p>
      <text:p text:style-name="Preformatted_20_Text"><text:tab/></text:p>
      <text:p text:style-name="Preformatted_20_Text"><text:tab/><text:span text:style-name="T1">// create xmlsecurity component</text:span></text:p>
      <text:p text:style-name="P11"><text:tab/>createXSecComponent( xServiceFactory );</text:p>
      <text:p text:style-name="Preformatted_20_Text"/>
      <text:p text:style-name="Preformatted_20_Text"><text:tab/>sal_uInt32 nWarn = 0;</text:p>
      <text:p text:style-name="Preformatted_20_Text"><text:tab/>sal_uInt32 nWarn2 = 0;</text:p>
      <text:p text:style-name="Preformatted_20_Text"><text:tab/>// read storage streams</text:p>
      <text:p text:style-name="Preformatted_20_Text"><text:tab/>if( !(IsOrganizerMode() || IsBlockMode() || aOpt.IsFmtsOnly() ||</text:p>
      <text:p text:style-name="Preformatted_20_Text"><text:tab/><text:tab/> <text:s/>bInsertMode) )</text:p>
      <text:p text:style-name="Preformatted_20_Text"><text:tab/>{</text:p>
      <text:p text:style-name="Preformatted_20_Text"><text:tab/><text:tab/><text:span text:style-name="T1">// buffer the meta stream</text:span></text:p>
      <text:p text:style-name="P11"><text:tab/><text:tab/>metaKeeperId = xSAXEventKeeper-&gt;addSecurityElementCollector(</text:p>
      <text:p text:style-name="P11"><text:tab/><text:tab/><text:tab/>ConstOfPriority::PRI_BEFOREMODIFY,</text:p>
      <text:p text:style-name="P11"><text:tab/><text:tab/><text:tab/>sal_False);</text:p>
      <text:p text:style-name="Preformatted_20_Text"><text:tab/><text:tab/></text:p>
      <text:p text:style-name="Preformatted_20_Text"><text:tab/><text:tab/>nWarn = ReadThroughComponent(</text:p>
      <text:p text:style-name="Preformatted_20_Text"><text:tab/><text:tab/><text:tab/>pStorage, xModelComp, "meta.xml", "Meta.xml", xServiceFactory,</text:p>
      <text:p text:style-name="Preformatted_20_Text"><text:tab/><text:tab/><text:tab/>"com.sun.star.comp.Writer.XMLMetaImporter",</text:p>
      <text:p text:style-name="Preformatted_20_Text"><text:tab/><text:tab/><text:tab/>aEmptyArgs, rName, sal_False, IsBlockMode(), xInsertTextRange,</text:p>
      <text:p text:style-name="Preformatted_20_Text"><text:tab/><text:tab/><text:tab/>aOpt.IsFmtsOnly(), nStyleFamilyMask, aOpt.IsMerge(),</text:p>
      <text:p text:style-name="Preformatted_20_Text"><text:tab/><text:tab/><text:tab/>sal_False );</text:p>
      <text:p text:style-name="Preformatted_20_Text"><text:tab/><text:tab/><text:tab/></text:p>
      <text:p text:style-name="Preformatted_20_Text"><text:soft-page-break/><text:tab/><text:tab/><text:span text:style-name="T1">// buffer the setting stream</text:span></text:p>
      <text:p text:style-name="P11"><text:tab/><text:tab/>settingsKeeperId = xSAXEventKeeper-&gt;addSecurityElementCollector(</text:p>
      <text:p text:style-name="P11"><text:tab/><text:tab/><text:tab/>ConstOfPriority::PRI_BEFOREMODIFY,</text:p>
      <text:p text:style-name="P11"><text:tab/><text:tab/><text:tab/>sal_False);</text:p>
      <text:p text:style-name="Preformatted_20_Text"/>
      <text:p text:style-name="Preformatted_20_Text"><text:tab/><text:tab/>nWarn2 = ReadThroughComponent(</text:p>
      <text:p text:style-name="Preformatted_20_Text"><text:tab/><text:tab/><text:tab/>pStorage, xModelComp, "settings.xml", NULL, xServiceFactory,</text:p>
      <text:p text:style-name="Preformatted_20_Text"><text:tab/><text:tab/><text:tab/>"com.sun.star.comp.Writer.XMLSettingsImporter",</text:p>
      <text:p text:style-name="Preformatted_20_Text"><text:tab/><text:tab/><text:tab/>aFilterArgs, rName, sal_False, IsBlockMode(), xInsertTextRange,</text:p>
      <text:p text:style-name="Preformatted_20_Text"><text:tab/><text:tab/><text:tab/>aOpt.IsFmtsOnly(), nStyleFamilyMask, aOpt.IsMerge(),</text:p>
      <text:p text:style-name="Preformatted_20_Text"><text:tab/><text:tab/><text:tab/>IsOrganizerMode() );</text:p>
      <text:p text:style-name="Preformatted_20_Text"><text:tab/>}</text:p>
      <text:p text:style-name="Preformatted_20_Text"/>
      <text:p text:style-name="Preformatted_20_Text"><text:tab/><text:span text:style-name="T1">// buffer the style stream</text:span></text:p>
      <text:p text:style-name="P11"><text:tab/>stylesKeeperId = xSAXEventKeeper-&gt;addSecurityElementCollector(</text:p>
      <text:p text:style-name="P11"><text:tab/><text:tab/>ConstOfPriority::PRI_BEFOREMODIFY,</text:p>
      <text:p text:style-name="P11"><text:tab/><text:tab/>sal_False);</text:p>
      <text:p text:style-name="Preformatted_20_Text"/>
      <text:p text:style-name="Preformatted_20_Text"><text:tab/>nRet = ReadThroughComponent(</text:p>
      <text:p text:style-name="Preformatted_20_Text"><text:tab/><text:tab/>pStorage, xModelComp, "styles.xml", NULL, xServiceFactory,</text:p>
      <text:p text:style-name="Preformatted_20_Text"><text:tab/><text:tab/>"com.sun.star.comp.Writer.XMLStylesImporter",</text:p>
      <text:p text:style-name="Preformatted_20_Text"><text:tab/><text:tab/>aFilterArgs, rName, sal_True, IsBlockMode(), xInsertTextRange,</text:p>
      <text:p text:style-name="Preformatted_20_Text"><text:tab/><text:tab/>aOpt.IsFmtsOnly(), nStyleFamilyMask, aOpt.IsMerge(),</text:p>
      <text:p text:style-name="Preformatted_20_Text"><text:tab/><text:tab/>IsOrganizerMode() );</text:p>
      <text:p text:style-name="Preformatted_20_Text"/>
      <text:p text:style-name="Preformatted_20_Text"><text:tab/>if( !nRet &amp;&amp; !(IsOrganizerMode() || aOpt.IsFmtsOnly()) )</text:p>
      <text:p text:style-name="Preformatted_20_Text"><text:tab/>{</text:p>
      <text:p text:style-name="Preformatted_20_Text"><text:tab/><text:tab/><text:span text:style-name="T1">// buffer the content stream</text:span></text:p>
      <text:p text:style-name="P11"><text:tab/><text:tab/>contentKeeperId = xSAXEventKeeper-&gt;addSecurityElementCollector(</text:p>
      <text:p text:style-name="P11"><text:tab/><text:tab/><text:tab/>ConstOfPriority::PRI_BEFOREMODIFY,</text:p>
      <text:p text:style-name="P11"><text:tab/><text:tab/><text:tab/>sal_False);</text:p>
      <text:p text:style-name="Preformatted_20_Text"><text:tab/><text:tab/></text:p>
      <text:p text:style-name="Preformatted_20_Text"><text:tab/><text:tab/>nRet = ReadThroughComponent(</text:p>
      <text:p text:style-name="Preformatted_20_Text"><text:tab/><text:tab/> <text:s text:c="2"/>pStorage, xModelComp, "content.xml", "Content.xml", xServiceFactory,</text:p>
      <text:p text:style-name="Preformatted_20_Text"><text:tab/><text:tab/> <text:s text:c="2"/>"com.sun.star.comp.Writer.XMLContentImporter",</text:p>
      <text:p text:style-name="Preformatted_20_Text"><text:tab/><text:tab/> <text:s text:c="2"/>aFilterArgs, rName, sal_True, IsBlockMode(), xInsertTextRange,</text:p>
      <text:p text:style-name="Preformatted_20_Text"><text:tab/><text:tab/> <text:s text:c="2"/>aOpt.IsFmtsOnly(), nStyleFamilyMask, aOpt.IsMerge(),</text:p>
      <text:p text:style-name="Preformatted_20_Text"><text:tab/><text:tab/> <text:s text:c="2"/>sal_False );</text:p>
      <text:p text:style-name="Preformatted_20_Text"><text:tab/>}</text:p>
      <text:p text:style-name="Preformatted_20_Text"><text:tab/></text:p>
      <text:p text:style-name="Preformatted_20_Text"><text:tab/><text:span text:style-name="T1">// verify the signature stream</text:span></text:p>
      <text:p text:style-name="P11"><text:tab/>ReadSignatue(</text:p>
      <text:p text:style-name="P11"><text:tab/><text:tab/>"signature.xml", </text:p>
      <text:p text:style-name="P11"><text:tab/><text:tab/>xServiceFactory,</text:p>
      <text:p text:style-name="P11"><text:tab/><text:tab/>sal_False,</text:p>
      <text:p text:style-name="P11"><text:tab/><text:tab/>pStorage,</text:p>
      <text:p text:style-name="P11"><text:tab/><text:tab/>rName );</text:p>
      <text:p text:style-name="Preformatted_20_Text"><text:tab/><text:tab/></text:p>
      <text:p text:style-name="Preformatted_20_Text"><text:tab/>...</text:p>
      <text:p text:style-name="Preformatted_20_Text">}</text:p>
      <text:p text:style-name="Text_20_body"/>
      <text:p text:style-name="Text_20_body">The <text:span text:style-name="T4">ReadSignature</text:span> method is used to try to read and verify the signature stream. It is defined in the xsecctl.cxx, which will be attached with this document.</text:p>
      <text:p text:style-name="P12"/>
      <text:p text:style-name="P12">Modify the ReadThroughComponent method</text:p>
      <text:p text:style-name="Text_20_body">Following operations are added to the method:</text:p>
      <text:list text:style-name="L4">
        <text:list-item>
          <text:p text:style-name="P18">chain the SAXEventKeeper to the SAX chain</text:p>
        </text:list-item>
        <text:list-item>
          <text:p text:style-name="P18">unchain the SAXEventKeeper from the SAX chain</text:p>
        </text:list-item>
      </text:list>
      <text:p text:style-name="Text_20_body"/>
      <text:p text:style-name="Text_20_body">New lines are highlighted by blue color.</text:p>
      <text:p text:style-name="Text_20_body"/>
      <text:p text:style-name="Preformatted_20_Text">/// read a component (file + filter version)</text:p>
      <text:p text:style-name="Preformatted_20_Text">sal_Int32 ReadThroughComponent(</text:p>
      <text:p text:style-name="Preformatted_20_Text"><text:tab/>...</text:p>
      <text:p text:style-name="Preformatted_20_Text"><text:tab/>)</text:p>
      <text:p text:style-name="Preformatted_20_Text">{</text:p>
      <text:p text:style-name="Preformatted_20_Text"><text:tab/>...</text:p>
      <text:p text:style-name="Preformatted_20_Text"/>
      <text:p text:style-name="Preformatted_20_Text"><text:tab/>if( !xFilter.is() )</text:p>
      <text:p text:style-name="Preformatted_20_Text"><text:tab/><text:tab/>return ERR_SWG_READ_ERROR;</text:p>
      <text:p text:style-name="Preformatted_20_Text"><text:soft-page-break/><text:s text:c="4"/>RTL_LOGFILE_CONTEXT_TRACE1( aLog, "%s created", pFilterName );</text:p>
      <text:p text:style-name="Preformatted_20_Text"/>
      <text:p text:style-name="Preformatted_20_Text"><text:tab/>// connect parser and filter</text:p>
      <text:p text:style-name="Preformatted_20_Text"><text:tab/><text:span text:style-name="T5">xParser-&gt;setDocumentHandler( xFilter );</text:span></text:p>
      <text:p text:style-name="Preformatted_20_Text"><text:tab/></text:p>
      <text:p text:style-name="Preformatted_20_Text"><text:tab/><text:span text:style-name="T1">// chain the SAXEventKeeper to the SAX chain</text:span></text:p>
      <text:p text:style-name="P11"><text:tab/>ASSERT( xSAXEventKeeper.is(), "the SAXEventKeeper is NULL" );</text:p>
      <text:p text:style-name="P11"><text:tab/>xSAXEventKeeper-&gt;setNextHandler(xFilter);</text:p>
      <text:p text:style-name="P11"><text:tab/></text:p>
      <text:p text:style-name="P11"><text:tab/>Reference&lt;xml::sax::XDocumentHandler&gt; xSEKHandler( xSAXEventKeeper,UNO_QUERY);</text:p>
      <text:p text:style-name="P11"><text:tab/>xParser-&gt;setDocumentHandler( xSEKHandler );</text:p>
      <text:p text:style-name="Preformatted_20_Text"><text:tab/></text:p>
      <text:p text:style-name="Preformatted_20_Text"><text:tab/>...</text:p>
      <text:p text:style-name="Preformatted_20_Text"/>
      <text:p text:style-name="Preformatted_20_Text"/>
      <text:p text:style-name="Preformatted_20_Text"><text:tab/><text:span text:style-name="T1">// unchain the SAXEventKeeper from the SAX chain</text:span></text:p>
      <text:p text:style-name="P11"><text:tab/>xSAXEventKeeper-&gt;setNextHandler( NULL );</text:p>
      <text:p text:style-name="Preformatted_20_Text"><text:tab/></text:p>
      <text:p text:style-name="Preformatted_20_Text"><text:tab/>return 0;</text:p>
      <text:p text:style-name="Preformatted_20_Text">}</text:p>
      <text:p text:style-name="Text_20_body"/>
      <text:p text:style-name="Heading">Attachment</text:p>
      <text:p text:style-name="Text_20_body">/sw/source/filter/xml/xsecctl.hxx</text:p>
      <text:p text:style-name="Text_20_body">/sw/source/filter/xml/xsecctl.cxx</text:p>
      <text:p text:style-name="Text_20_body">/sw/source/filter/xml/makefile.mk</text:p>
      <text:p text:style-name="Text_20_body">(these two xsec... files are new files to sw module, and they are added to the makefile.mk in the sw/source/filter/xml folder.)</text:p>
      <text:p text:style-name="Text_20_body"/>
      <text:p text:style-name="Text_20_body">/sw/source/filter/xml/swxml.cxx</text:p>
      <text:p text:style-name="Text_20_body">/sw/source/filter/xml/wrtxml.cxx</text:p>
      <text:p text:style-name="Text_20_body">(these two files are modified, they belong to the sw module.)</text:p>
      <text:p text:style-name="Text_20_body"/>
      <text:p text:style-name="Text_20_body">/xmloff/source/core/xmlexp.cxx</text:p>
      <text:p text:style-name="Text_20_body">(above file is modified, it belongs to the xmloff module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Courier New" svg:font-family="'Courier New'" style:font-adornments="Regular" style:font-family-generic="modern" style:font-pitch="fixed"/>
    <style:font-face style:name="Cumberland" svg:font-family="Cumberland" style:font-family-generic="modern"/>
    <style:font-face style:name="Cumberland1" svg:font-family="Cumberland" style:font-family-generic="modern" style:font-pitch="fixed"/>
    <style:font-face style:name="MSung Light SC" svg:font-family="'MSung Light SC'" style:font-pitch="variable"/>
    <style:font-face style:name="StarSymbol" svg:font-family="StarSymbol" style:font-charset="x-symbol"/>
    <style:font-face style:name="StarSymbol1" svg:font-family="StarSymbol" style:font-pitch="variable"/>
    <style:font-face style:name="Tahoma" svg:font-family="Tahoma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12pt" fo:language="en" fo:country="US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style:use-window-font-color="true" loext:opacity="0%" style:font-name="Thorndale" fo:font-size="12pt" fo:language="en" fo:country="US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>
        <style:tab-stops/>
      </style:paragraph-properties>
      <style:text-properties fo:color="#000000" loext:opacity="100%" style:font-name="Thorndale" fo:font-family="Thorndale" style:font-family-generic="roman" style:font-pitch="variable" fo:font-size="12pt" fo:language="en" fo:country="US" style:font-name-asian="MSung Light SC" style:font-family-asian="'MSung Light SC'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in" fo:margin-right="0in" fo:margin-top="0in" fo:margin-bottom="0.0835in" style:contextual-spacing="false" fo:text-indent="0in" style:auto-text-indent="false" style:page-number="auto"/>
      <style:text-properties style:font-name="Thorndale1" fo:font-family="Thorndale" style:font-style-name="Regular" style:font-family-generic="roman" style:font-pitch="variable" fo:font-size="10pt" fo:font-style="normal" fo:font-weight="normal" style:font-size-asian="10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line-height="200%" fo:text-indent="0.393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style:font-pitch="variable" fo:font-size="14pt" style:font-name-asian="MSung Light SC" style:font-family-asian="'MSung Light SC'" style:font-pitch-asian="variable" style:font-size-asian="14pt"/>
    </style:style>
    <style:style style:name="Heading_20_1" style:display-name="Heading 1" style:family="paragraph" style:parent-style-name="Heading" style:next-style-name="Text_20_body" style:class="text" style:master-page-name="">
      <loext:graphic-properties draw:fill="none" draw:fill-color="#99ccff"/>
      <style:paragraph-properties fo:margin-left="0in" fo:margin-right="0in" fo:text-indent="0in" style:auto-text-indent="false" style:page-number="auto" fo:break-before="page" fo:background-color="transparent" text:number-lines="true" text:line-number="0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class="text" style:master-page-name="">
      <loext:graphic-properties draw:fill="none" draw:fill-color="#99ccff"/>
      <style:paragraph-properties fo:margin-left="0in" fo:margin-right="0in" fo:text-indent="0in" style:auto-text-indent="false" style:page-number="auto" fo:break-before="auto" fo:break-after="auto" fo:background-color="transparent" text:number-lines="true" text:line-number="1">
        <style:tab-stops/>
      </style:paragraph-properties>
      <style:text-properties fo:font-size="12pt" fo:font-style="normal" fo:font-weight="bold" style:font-size-asian="14pt" style:font-style-asian="italic" style:font-weight-asian="bold"/>
    </style:style>
    <style:style style:name="Heading_20_3" style:display-name="Heading 3" style:family="paragraph" style:parent-style-name="Heading" style:next-style-name="Text_20_body" style:class="text">
      <style:paragraph-properties fo:margin-left="0in" fo:margin-right="0in" fo:text-indent="0in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left="0.3937in" fo:margin-righ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.3937in" fo:margin-right="0in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Text" style:family="paragraph" style:parent-style-name="Caption" style:class="extra"/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.0827in" style:contextual-spacing="false" fo:text-indent="0in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002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6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98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201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3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307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39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loext:graphic-properties draw:fill="solid" draw:fill-color="#e6e6e6" draw:opacity="100%"/>
      <style:paragraph-properties fo:margin-left="0.3937in" fo:margin-right="0in" fo:margin-top="0in" fo:margin-bottom="0in" style:contextual-spacing="false" fo:text-indent="0in" style:auto-text-indent="false" fo:background-color="#e6e6e6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</style:tab-stops>
      </style:paragraph-properties>
      <style:text-properties style:font-name="Cumberland1" fo:font-family="Cumberland" style:font-family-generic="modern" style:font-pitch="fixed" fo:font-size="7pt" fo:font-style="italic" fo:font-weight="normal" style:font-name-asian="Cumberland1" style:font-family-asian="Cumberland" style:font-family-generic-asian="modern" style:font-pitch-asian="fixed" style:font-size-asian="10pt" style:font-name-complex="Cumberland1" style:font-family-complex="Cumberland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Heading" style:display-name="Text Body Heading" style:family="paragraph" style:parent-style-name="Text_20_body" style:next-style-name="Text_20_body">
      <style:paragraph-properties fo:margin-left="0.3937in" fo:margin-right="0in" fo:text-indent="0in" style:auto-text-indent="false"/>
      <style:text-properties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1" fo:font-family="Cumberland" style:font-family-generic="modern" style:font-pitch="fixed" style:font-name-asian="Cumberland1" style:font-family-asian="Cumberland" style:font-family-generic-asian="modern" style:font-pitch-asian="fixed" style:font-name-complex="Cumberland1" style:font-family-complex="Cumberland" style:font-family-generic-complex="modern" style:font-pitch-complex="fixed"/>
    </style:style>
    <style:style style:name="WW-Default_20_Paragraph_20_Font" style:display-name="WW-Default Paragraph Font" style:family="text"/>
    <style:style style:name="WW-Numbering_20_Symbols" style:display-name="WW-Numbering Symbols" style:family="text"/>
    <style:style style:name="WW-Bullets" style:family="text">
      <style:text-properties style:font-name="StarSymbol1" fo:font-family="StarSymbol" style:font-pitch="variable" fo:font-size="9pt" style:font-name-asian="StarSymbol1" style:font-family-asian="StarSymbol" style:font-pitch-asian="variable" style:font-size-asian="9pt"/>
    </style:style>
    <style:style style:name="WW-Source_20_Text" style:display-name="WW-Source Text" style:family="text">
      <style:text-properties style:font-name="Cumberland" fo:font-family="Cumberland" style:font-family-generic="modern" style:font-name-asian="MSung Light SC" style:font-family-asian="'MSung Light SC'" style:font-pitch-asian="variable"/>
    </style:style>
    <style:style style:name="WW-Default_20_Paragraph_20_Font1" style:display-name="WW-Default Paragraph Font1" style:family="text"/>
    <style:style style:name="Class_20_Name" style:display-name="Class Name" style:family="text">
      <style:text-properties style:font-name="Courier New" fo:font-family="'Courier New'" style:font-style-name="Regular" style:font-family-generic="modern" style:font-pitch="fixed" fo:font-size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/>
      </text:outline-level-style>
      <text:outline-level-style text:level="2" loext:num-list-format="%1%.%2% " style:num-suffix=" " style:num-format="1" text:display-levels="2">
        <style:list-level-properties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1%.%2%.%3%.%4% " style:num-suffix=" " style:num-format="1" text:display-levels="4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8Num2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8Num3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8Num4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8Num5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8Num6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8Num7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8Num8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7.283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3937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chapter text:display="name" text:outline-level="1"/><text:tab/><text:page-number text:select-page="current">7</text:page-number>/<text:page-count>7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1995-11-21T17:41:00</meta:creation-date>
    <dc:date>2005-04-08T14:38:13</dc:date>
    <meta:printed-by>Malte Timmermann</meta:printed-by>
    <meta:print-date>2005-03-29T09:44:42</meta:print-date>
    <dc:language>en-US</dc:language>
    <meta:editing-cycles>498</meta:editing-cycles>
    <meta:editing-duration>P9DT15H54M5S</meta:editing-duration>
    <meta:document-statistic meta:table-count="0" meta:image-count="0" meta:object-count="0" meta:page-count="7" meta:paragraph-count="336" meta:word-count="1148" meta:character-count="10569" meta:non-whitespace-character-count="9229"/>
    <meta:user-defined meta:name="Info 1"/>
    <meta:user-defined meta:name="Info 2"/>
    <meta:user-defined meta:name="Info 3"/>
    <meta:user-defined meta:name="Info 4"/>
  </office:meta>
</office:document-meta>
</file>